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bb6" officeooo:paragraph-rsid="0001a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display()</text:p>
      <text:p text:style-name="P1"><text:s text:c="4"/>-&gt; begin</text:p>
      <text:p text:style-name="P1"><text:s text:c="4"/>-&gt; select * from student;</text:p>
      <text:p text:style-name="P1"><text:s text:c="4"/>-&gt; end</text:p>
      <text:p text:style-name="P1"><text:s text:c="4"/>-&gt; //</text:p>
      <text:p text:style-name="P1">Query OK, 0 rows affected (0.18 sec)</text:p>
      <text:p text:style-name="P1"/>
      <text:p text:style-name="P1">mysql&gt; delimiter;</text:p>
      <text:p text:style-name="P1"><text:s text:c="4"/>-&gt; call display^C</text:p>
      <text:p text:style-name="P1">mysql&gt; delimiter ;</text:p>
      <text:p text:style-name="P1">mysql&gt; call display()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5"/>2 | Amal | MCA <text:s text:c="3"/>|</text:p>
      <text:p text:style-name="P1">| <text:s text:c="5"/>3 | Anju | MCA <text:s text:c="3"/>|</text:p>
      <text:p text:style-name="P1">| <text:s text:c="5"/>4 | Anet | MCA <text:s text:c="3"/>|</text:p>
      <text:p text:style-name="P1">| <text:s text:c="5"/>6 | Aman | MCA <text:s text:c="3"/>|</text:p>
      <text:p text:style-name="P1">+--------+------+--------+</text:p>
      <text:p text:style-name="P1">5 rows in set (0.03 sec)</text:p>
      <text:p text:style-name="P1"/>
      <text:p text:style-name="P1">Query OK, 0 rows affected (0.03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5:31:51.114482755</meta:creation-date>
    <dc:date>2024-03-19T15:33:02.560533247</dc:date>
    <meta:editing-duration>PT1M14S</meta:editing-duration>
    <meta:editing-cycles>1</meta:editing-cycles>
    <meta:document-statistic meta:table-count="0" meta:image-count="0" meta:object-count="0" meta:page-count="1" meta:paragraph-count="22" meta:word-count="103" meta:character-count="520" meta:non-whitespace-character-count="388"/>
    <meta:generator>LibreOffice/5.1.6.2$Linux_X86_64 LibreOffice_project/10m0$Build-2</meta:generator>
  </office:meta>
</office:document-meta>
</file>